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vanitas_user_agents">
        <table:table-row>
          <table:table-cell office:value-type="float" office:value="3">
            <text:p>3</text:p>
          </table:table-cell>
          <table:table-cell office:value-type="string">
            <text:p>Mozilla/5.0 (Linux; Android 6.0.1; Nexus 5X Build/MMB29P) AppleWebKit/537.36 (KHTML, like Gecko) Chrome/41.0.2272.96 Mobile Safari/537.36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KHTML</text:p>
          </table:table-cell>
          <table:table-cell office:value-type="string">
            <text:p>Linux</text:p>
          </table:table-cell>
          <table:table-cell office:value-type="string">
            <text:p>Android</text:p>
          </table:table-cell>
          <table:table-cell office:value-type="string">
            <text:p>6.0.1</text:p>
          </table:table-cell>
          <table:table-cell office:value-type="string">
            <text:p>Nexus 5X Build/MMB29P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ozilla/5.0 (compatible; SeznamBot/3.2; +http://napoveda.seznam.cz/en/seznambot-intro/)</text:p>
          </table:table-cell>
          <table:table-cell office:value-type="float" office:value="1">
            <text:p>1</text:p>
          </table:table-cell>
          <table:table-cell office:value-type="string">
            <text:p>Seznam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zilla/5.0 (compatible; MJ12bot/v1.4.8; http://mj12bot.com/)</text:p>
          </table:table-cell>
          <table:table-cell office:value-type="float" office:value="1">
            <text:p>1</text:p>
          </table:table-cell>
          <table:table-cell office:value-type="string">
            <text:p>MJ12bot</text:p>
          </table:table-cell>
          <table:table-cell office:value-type="string">
            <text:p>1.4.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zilla/5.0 (Macintosh; Intel Mac OS X 10_15_0) AppleWebKit/537.36 (KHTML, like Gecko) Chrome/78.0.3904.8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87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Catalina)</text:p>
          </table:table-cell>
          <table:table-cell office:value-type="string">
            <text:p>10.15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ozilla/5.0 (compatible; AhrefsBot/6.1; +http://ahrefs.com/robot/)</text:p>
          </table:table-cell>
          <table:table-cell office:value-type="float" office:value="1">
            <text:p>1</text:p>
          </table:table-cell>
          <table:table-cell office:value-type="string">
            <text:p>AhrefsBot</text:p>
          </table:table-cell>
          <table:table-cell office:value-type="string">
            <text:p>6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ozilla/5.0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pstatbot/1.0 (advanced backlink tracking bot; curl/7.58.0; http://serpstatbot.com/; abuse@serpstatbot.com)</text:p>
          </table:table-cell>
          <table:table-cell office:value-type="float" office:value="1">
            <text:p>1</text:p>
          </table:table-cell>
          <table:table-cell office:value-type="string">
            <text:p>serpstat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ozilla/5.0 (compatible; bingbot/2.0; +http://www.bing.com/bingbot.htm)</text:p>
          </table:table-cell>
          <table:table-cell office:value-type="float" office:value="1">
            <text:p>1</text:p>
          </table:table-cell>
          <table:table-cell office:value-type="string">
            <text:p>bingbot</text:p>
          </table:table-cell>
          <table:table-cell office:value-type="string">
            <text:p>2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ozilla/5.0 (Windows NT x.y; Win64; x64; rv:10.0) Gecko/20100101 Firefox/1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0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NT</text:p>
          </table:table-cell>
          <table:table-cell office:value-type="string">
            <text:p>4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ozilla/5.0 (Windows NT 10.0; Win64; x64) AppleWebKit/537.36 (KHTML, like Gecko) Chrome/74.0.3729.13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4.0.3729.13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ozilla/5.0 (compatible; SemrushBot/6~bl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o-http-client/1.1</text:p>
          </table:table-cell>
          <table:table-cell office:value-type="float" office:value="1">
            <text:p>1</text:p>
          </table:table-cell>
          <table:table-cell office:value-type="string">
            <text:p>Go-http-client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Mozilla/5.0 (Windows NT 6.1) AppleWebKit/537.36 (KHTML, like Gecko) Chrome/41.0.222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8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Mozilla/5.0 (Windows NT 6.1; rv:5.0) Gecko/20100101 Firefox/5.02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2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ozilla/5.0 (Linux; U; Android 8.1.0; zh-CN; EML-AL00 Build/HUAWEIEML-AL00) AppleWebKit/537.36 (KHTML, like Gecko) Version/4.0 Chrome/57.0.2987.108 baidu.sogo.uc.UCBrowser/11.9.4.974 UWS/2.13.1.48 Mobile Safari/537.36 AliApp(DingTalk/4.5.11) com.alibaba.a</text:p>
          </table:table-cell>
          <table:table-cell office:value-type="float" office:value="0">
            <text:p>0</text:p>
          </table:table-cell>
          <table:table-cell office:value-type="string">
            <text:p>UC Browser</text:p>
          </table:table-cell>
          <table:table-cell office:value-type="string">
            <text:p>11.9.4.974</text:p>
          </table:table-cell>
          <table:table-cell office:value-type="string">
            <text:p>WebKit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1.0</text:p>
          </table:table-cell>
          <table:table-cell office:value-type="string">
            <text:p>HUAWEIEML-AL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ozilla/5.0 (Windows NT 5.1; rv:5.0) Gecko/20100101 Firefox/5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ozilla/5.0 (compatible; SemrushBot-BA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ozilla/5.0 (compatible; YandexBot/3.0; +http://yandex.com/bots)</text:p>
          </table:table-cell>
          <table:table-cell office:value-type="float" office:value="1">
            <text:p>1</text:p>
          </table:table-cell>
          <table:table-cell office:value-type="string">
            <text:p>YandexBot</text:p>
          </table:table-cell>
          <table:table-cell office:value-type="string">
            <text:p>3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ozilla/5.0 (Windows NT 6.1; Win64; x64) AppleWebKit/537.36 (KHTML, like Gecko) Chrome/78.0.3904.9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9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zilla/5.0 (compatible; NetpeakCheckerBot/3.2; +https://netpeaksoftware.com/checker)</text:p>
          </table:table-cell>
          <table:table-cell office:value-type="float" office:value="1">
            <text:p>1</text:p>
          </table:table-cell>
          <table:table-cell office:value-type="string">
            <text:p>NetpeakChecker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zilla/5.0 (compatible; bnf.fr_bot; +https://www.bnf.fr/fr/capture-de-votre-site-web-par-le-robot-de-la-bnf)</text:p>
          </table:table-cell>
          <table:table-cell office:value-type="float" office:value="1">
            <text:p>1</text:p>
          </table:table-cell>
          <table:table-cell office:value-type="string">
            <text:p>BN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zilla/5.0 (Windows NT 6.1; Win64; x64) AppleWebKit/537.36 (KHTML, like Gecko) Chrome/66.0.3359.170 Safari/537.36 OPR/53.0.2907.106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3.0.2907.106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ozilla/5.0 (Macintosh; Intel Mac OS X 10_12_5) AppleWebKit/537.36 (KHTML, like Gecko) Chrome/58.0.3029.11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3029.11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5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ozilla/5.0 (Windows NT 5.1) AppleWebKit/537.36 (KHTML, like Gecko) Chrome/35.0.2117.15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35.0.2117.15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EMrushBot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ozilla/5.1 (Windows NT 6.0; WOW64) AppleWebKit/537.37 (KHTML, like Gecko) Chrome/58.0.1145.75 Safari/537.37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1145.7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Mozilla/5.0 (Windows NT 6.1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ozilla/5.0 (compatible; Qwantify/2.4w; +https://www.qwant.com/)/2.4w</text:p>
          </table:table-cell>
          <table:table-cell office:value-type="float" office:value="1">
            <text:p>1</text:p>
          </table:table-cell>
          <table:table-cell office:value-type="string">
            <text:p>Qwantify</text:p>
          </table:table-cell>
          <table:table-cell office:value-type="string">
            <text:p>2.4w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ozilla/5.0 (Android 8.0.0; Mobile; rv:68.0) Gecko/68.0 Firefox/68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8.0</text:p>
          </table:table-cell>
          <table:table-cell office:value-type="string">
            <text:p>Gecko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0.0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ozilla/5.0 (Windows NT 6.1; Win64; x64) AppleWebKit/537.36 (KHTML, like Gecko) Chrome/40.0.2214.85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0.0.2214.8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Mozilla/5.0 (X11; Ubuntu; Linux x86_64; rv:70.0) Gecko/20100101 Firefox/7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Mozilla/5.0 (Windows NT 6.3; Win64; x64; rv:56.0) Gecko sape 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pera/9.80 (Windows NT 6.1; WOW64) Presto/2.12.388 Version/12.18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12.18</text:p>
          </table:table-cell>
          <table:table-cell office:value-type="string">
            <text:p>Prest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ozilla/5.0 (Macintosh; Intel Mac OS X 10_8_3) AppleWebKit/537.31 (KHTML, like Gecko) Chrome/26.0.1410.65 Safari/537.3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26.0.1410.65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(Moutain Lion)</text:p>
          </table:table-cell>
          <table:table-cell office:value-type="string">
            <text:p>10.8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Mozilla/5.0 (Windows NT 6.1; Win64; x64; rv:56.0) Gecko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zilla/5.0 (Macintosh; Intel Mac OS X 10.11; rv:47.0) Gecko/20100101 Firefox/4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7.0</text:p>
          </table:table-cell>
          <table:table-cell office:value-type="string">
            <text:p>Gecko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url/7.29.0</text:p>
          </table:table-cell>
          <table:table-cell office:value-type="float" office:value="1">
            <text:p>1</text:p>
          </table:table-cell>
          <table:table-cell office:value-type="string">
            <text:p>curl</text:p>
          </table:table-cell>
          <table:table-cell office:value-type="string">
            <text:p>7.29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ozilla/5.0 (Windows NT 6.1; WOW64; rv:40.0) Gecko/20100101 Firefox/4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0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ozilla/5.0 (Windows; U; Windows NT 5.1; ru; rv:1.9.0.1) Gecko/2008070208</text:p>
          </table:table-cell>
          <table:table-cell office:value-type="float" office:value="0">
            <text:p>0</text:p>
          </table:table-cell>
          <table:table-cell office:value-type="string">
            <text:p>Netscape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ozilla/5.0 (Windows NT 6.1) AppleWebKit/537.36 (KHTML, like Gecko) Chrome/63.0.3239.26 Safari/537.36 Core/1.63.5083.400 QQBrowser/10.0.972.400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Mozilla/5.0 (Windows NT 6.1; Win64; x64) AppleWebKit/537.36 (KHTML, like Gecko) Chrome/77.0.3865.9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3865.9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ozilla/5.0 (Windows NT 10.0; WOW64) AppleWebKit/537.36 (KHTML, like Gecko) Chrome/77.0.2490.7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2490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ozilla/5.0 (X11; Linux x86_64) AppleWebKit/537.36 (KHTML, like Gecko) Chrome/76.0.3809.132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32</text:p>
          </table:table-cell>
          <table:table-cell office:value-type="string">
            <text:p>WebKit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ozilla/5.0 (Windows NT 6.1; WOW64) AppleWebKit/537.36 (KHTML, like Gecko) Chrome/73.0.3683.86 YaBrowser/19.4.0.2397 Yowser/2.5 Safari/537.36</text:p>
          </table:table-cell>
          <table:table-cell office:value-type="float" office:value="0">
            <text:p>0</text:p>
          </table:table-cell>
          <table:table-cell office:value-type="string">
            <text:p>Yandex Browser</text:p>
          </table:table-cell>
          <table:table-cell office:value-type="string">
            <text:p>19.4.0.2397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ozilla/5.0 (Macintosh; Intel Mac OS X 10_12_6) AppleWebKit/537.36 (KHTML, like Gecko) Chrome/72.0.358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2.0.3588.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6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ozilla/5.0 (X11; Linux x86_64; rv:67.0) Gecko/20100101 Firefox/6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7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crapy/1.7.2 (+https://scrapy.org)</text:p>
          </table:table-cell>
          <table:table-cell office:value-type="float" office:value="1">
            <text:p>1</text:p>
          </table:table-cell>
          <table:table-cell office:value-type="string">
            <text:p>Scrapy</text:p>
          </table:table-cell>
          <table:table-cell office:value-type="string">
            <text:p>1.7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0-02-22T22:12:56</meta:creation-date>
  </office:meta>
</office:document-meta>
</file>